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752in"/>
    </style:style>
    <style:style style:name="co3" style:family="table-column">
      <style:table-column-properties fo:break-before="auto" style:column-width="1.1272in"/>
    </style:style>
    <style:style style:name="co4" style:family="table-column">
      <style:table-column-properties fo:break-before="auto" style:column-width="2.0118in"/>
    </style:style>
    <style:style style:name="co5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Subsystem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Budget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Paid by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SER+cooling</text:p>
          </table:table-cell>
          <table:table-cell office:value-type="string">
            <text:p>LASER + PSU + spare optics</text:p>
          </table:table-cell>
          <table:table-cell/>
          <table:table-cell office:value-type="float" office:value="4000">
            <text:p>4000</text:p>
          </table:table-cell>
          <table:table-cell office:value-type="string">
            <text:p>Cash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Transport of LASER</text:p>
          </table:table-cell>
          <table:table-cell/>
          <table:table-cell office:value-type="float" office:value="1050">
            <text:p>1050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HV wire</text:p>
          </table:table-cell>
          <table:table-cell/>
          <table:table-cell office:value-type="float" office:value="145">
            <text:p>145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Water cooling fittings</text:p>
          </table:table-cell>
          <table:table-cell/>
          <table:table-cell office:value-type="float" office:value="125">
            <text:p>125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Flow sensor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Pump</text:p>
          </table:table-cell>
          <table:table-cell/>
          <table:table-cell office:value-type="float" office:value="370">
            <text:p>370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More fittings</text:p>
          </table:table-cell>
          <table:table-cell/>
          <table:table-cell office:value-type="float" office:value="362">
            <text:p>362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Hose clamps</text:p>
          </table:table-cell>
          <table:table-cell/>
          <table:table-cell office:value-type="float" office:value="85">
            <text:p>85</text:p>
          </table:table-cell>
          <table:table-cell office:value-type="string">
            <text:p>ff</text:p>
          </table:table-cell>
          <table:table-cell office:value-type="string">
            <text:p>Brix fandt dem</text:p>
          </table:table-cell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Pump + fittings for chiller</text:p>
          </table:table-cell>
          <table:table-cell/>
          <table:table-cell office:value-type="float" office:value="848">
            <text:p>848</text:p>
          </table:table-cell>
          <table:table-cell office:value-type="string">
            <text:p>ff</text:p>
          </table:table-cell>
          <table:table-cell office:value-type="string">
            <text:p>This should be the last cooling gear needed.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Optics</text:p>
          </table:table-cell>
          <table:table-cell office:value-type="string">
            <text:p>Optics kit from Ebay</text:p>
          </table:table-cell>
          <table:table-cell/>
          <table:table-cell office:value-type="float" office:value="1462">
            <text:p>1462</text:p>
          </table:table-cell>
          <table:table-cell office:value-type="string">
            <text:p>ff</text:p>
          </table:table-cell>
          <table:table-cell office:value-type="string">
            <text:p>Got it – 1 mirror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echanics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V-rails from Klee</text:p>
          </table:table-cell>
          <table:table-cell/>
          <table:table-cell office:value-type="float" office:value="1080">
            <text:p>1080</text:p>
          </table:table-cell>
          <table:table-cell office:value-type="string">
            <text:p>ff</text:p>
          </table:table-cell>
          <table:table-cell office:value-type="string">
            <text:p>http://www.klee.dk/catalog/group/nodeid/dualv_skin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V-groove bearings</text:p>
          </table:table-cell>
          <table:table-cell/>
          <table:table-cell office:value-type="float" office:value="540">
            <text:p>540</text:p>
          </table:table-cell>
          <table:table-cell office:value-type="string">
            <text:p>ff</text:p>
          </table:table-cell>
          <table:table-cell office:value-type="string">
            <text:p>http://www.vxb.com/page/bearings/PROD/Kit8351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MayTec</text:p>
          </table:table-cell>
          <table:table-cell office:value-type="float" office:value="4338.25">
            <text:p>4338.25</text:p>
          </table:table-cell>
          <table:table-cell table:number-columns-repeated="2"/>
          <table:table-cell office:value-type="string">
            <text:p>http://www.maytec.org/mainframe_e.htm</text:p>
          </table:table-cell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Toothed belts and pulleys</text:p>
          </table:table-cell>
          <table:table-cell/>
          <table:table-cell office:value-type="float" office:value="730">
            <text:p>730</text:p>
          </table:table-cell>
          <table:table-cell/>
          <table:table-cell office:value-type="string">
            <text:p>http://www.mobra.biz/sw/frontend/show.asp?parent=151030&amp;layout=0</text:p>
          </table:table-cell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Skins (1mm alu)</text:p>
          </table:table-cell>
          <table:table-cell table:formula="of:=7*163*1.25" office:value-type="float" office:value="1426.25">
            <text:p>1426.25</text:p>
          </table:table-cell>
          <table:table-cell table:number-columns-repeated="2"/>
          <table:table-cell office:value-type="string">
            <text:p>Sanistål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OSB møbel</text:p>
          </table:table-cell>
          <table:table-cell office:value-type="string">
            <text:p>5x OSB + 4x Reglar + Skruer</text:p>
          </table:table-cell>
          <table:table-cell/>
          <table:table-cell table:formula="of:=16.68*4+149*4 + 1.25*55.6" office:value-type="float" office:value="732.22">
            <text:p>732.22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Tools</text:p>
          </table:table-cell>
          <table:table-cell office:value-type="string">
            <text:p>Lathe tools</text:p>
          </table:table-cell>
          <table:table-cell/>
          <table:table-cell office:value-type="float" office:value="386">
            <text:p>386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string">
            <text:p>Misc tools (HN 2011.11.08)</text:p>
          </table:table-cell>
          <table:table-cell/>
          <table:table-cell table:formula="of:=804.5-1.25*71.6" office:value-type="float" office:value="715">
            <text:p>715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LPC1769 proto boards</text:p>
          </table:table-cell>
          <table:table-cell/>
          <table:table-cell office:value-type="float" office:value="440">
            <text:p>440</text:p>
          </table:table-cell>
          <table:table-cell office:value-type="string">
            <text:p>ff</text:p>
          </table:table-cell>
          <table:table-cell office:value-type="string">
            <text:p>http://www.embeddedartists.com/products/lpcxpresso/lpc1769_xpr.php</text:p>
          </table:table-cell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Small plate bending brake</text:p>
          </table:table-cell>
          <table:table-cell/>
          <table:table-cell office:value-type="float" office:value="320">
            <text:p>320</text:p>
          </table:table-cell>
          <table:table-cell office:value-type="string">
            <text:p>ff</text:p>
          </table:table-cell>
          <table:table-cell office:value-type="string">
            <text:p>http://www.warco.co.uk/box-pan-folders-sheet-metal-machinery-benders/89-vice-brake.html</text:p>
          </table:table-cell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string">
            <text:p>More tools (BH 12/11)</text:p>
          </table:table-cell>
          <table:table-cell/>
          <table:table-cell table:formula="of:=199+20+30"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>
            <text:p>Electronics</text:p>
          </table:table-cell>
          <table:table-cell office:value-type="string">
            <text:p>ATmega328 + drv8811</text:p>
          </table:table-cell>
          <table:table-cell/>
          <table:table-cell office:value-type="float" office:value="618">
            <text:p>618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eppers x 3</text:p>
          </table:table-cell>
          <table:table-cell/>
          <table:table-cell office:value-type="float" office:value="460">
            <text:p>460</text:p>
          </table:table-cell>
          <table:table-cell office:value-type="string">
            <text:p>ff</text:p>
          </table:table-cell>
          <table:table-cell office:value-type="string">
            <text:p>Brix fandt dem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table:formula="of:=SUM([.D2:.D33])" office:value-type="float" office:value="5764.5">
            <text:p>5764.5</text:p>
          </table:table-cell>
          <table:table-cell table:formula="of:=SUM([.E2:.E33])" office:value-type="float" office:value="13839.22">
            <text:p>13839.22</text:p>
          </table:table-cell>
          <table:table-cell table:style-name="ce1" table:formula="of:=[.D42]+[.E42]" office:value-type="float" office:value="19603.72">
            <text:p>19603.72</text:p>
          </table:table-cell>
          <table:table-cell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2">11/12/2011</text:date>, <text:time>20:2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25T15:58:58</meta:creation-date>
    <dc:date>2011-11-12T20:20:47</dc:date>
    <meta:editing-duration>PT9H2M57S</meta:editing-duration>
    <meta:editing-cycles>13</meta:editing-cycles>
    <meta:generator>LibreOffice/3.4$Unix LibreOffice_project/340m1$Build-302</meta:generator>
    <meta:document-statistic meta:table-count="3" meta:cell-count="121" meta:object-count="0"/>
  </office:meta>
</office:document-meta>
</file>